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consolata Condensed Medium" svg:font-family="'Inconsolata Condensed Medium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automatic-styles>
    <style:style style:name="Table1" style:family="table">
      <style:table-properties style:width="7.271cm" table:align="left"/>
    </style:style>
    <style:style style:name="Table1.A" style:family="table-column">
      <style:table-column-properties style:column-width="2.912cm"/>
    </style:style>
    <style:style style:name="Table1.B" style:family="table-column">
      <style:table-column-properties style:column-width="4.359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2.174cm" table:align="left"/>
    </style:style>
    <style:style style:name="Table2.A" style:family="table-column">
      <style:table-column-properties style:column-width="2.408cm"/>
    </style:style>
    <style:style style:name="Table2.B" style:family="table-column">
      <style:table-column-properties style:column-width="9.76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7.031cm" table:align="left"/>
    </style:style>
    <style:style style:name="Table3.A" style:family="table-column">
      <style:table-column-properties style:column-width="2.397cm"/>
    </style:style>
    <style:style style:name="Table3.B" style:family="table-column">
      <style:table-column-properties style:column-width="1.039cm"/>
    </style:style>
    <style:style style:name="Table3.C" style:family="table-column">
      <style:table-column-properties style:column-width="3.595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color="#ff5429" loext:opacity="100%" style:font-name="Segoe UI" fo:font-size="11pt" fo:font-weight="bold" officeooo:rsid="000d473f" officeooo:paragraph-rsid="000d473f" style:font-size-asian="11pt" style:font-weight-asian="bold" style:font-size-complex="11pt" style:font-weight-complex="bold"/>
    </style:style>
    <style:style style:name="P2" style:family="paragraph" style:parent-style-name="Heading_20_3">
      <style:text-properties style:font-name="Segoe UI" fo:font-size="11pt" style:font-size-asian="11pt" style:font-size-complex="11pt"/>
    </style:style>
    <style:style style:name="P3" style:family="paragraph" style:parent-style-name="Heading_20_4">
      <style:text-properties style:font-name="Segoe UI" fo:font-size="11pt" style:font-size-asian="11pt" style:font-size-complex="11pt"/>
    </style:style>
    <style:style style:name="P4" style:family="paragraph" style:parent-style-name="Table_20_Contents">
      <style:text-properties style:font-name="Segoe UI" fo:font-size="11pt" style:font-size-asian="11pt" style:font-size-complex="11pt"/>
    </style:style>
    <style:style style:name="P5" style:family="paragraph" style:parent-style-name="Table_20_Heading">
      <style:text-properties style:font-name="Segoe UI" fo:font-size="11pt" style:font-size-asian="11pt" style:font-size-complex="11pt"/>
    </style:style>
    <style:style style:name="P6" style:family="paragraph" style:parent-style-name="Text_20_body">
      <style:text-properties style:font-name="Segoe UI" fo:font-size="11pt" style:font-size-asian="11pt" style:font-size-complex="11pt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style:font-name="Segoe UI" fo:font-size="11pt" style:font-size-asian="11pt" style:font-size-complex="11pt"/>
    </style:style>
    <style:style style:name="P8" style:family="paragraph" style:parent-style-name="Text_20_body" style:list-style-name="L1">
      <style:text-properties style:font-name="Segoe UI" fo:font-size="11pt" style:font-size-asian="11pt" style:font-size-complex="11pt"/>
    </style:style>
    <style:style style:name="P9" style:family="paragraph" style:parent-style-name="Text_20_body" style:list-style-name="L2">
      <style:paragraph-properties fo:margin-top="0cm" fo:margin-bottom="0cm" style:contextual-spacing="false"/>
      <style:text-properties style:font-name="Segoe UI" fo:font-size="11pt" style:font-size-asian="11pt" style:font-size-complex="11pt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>
      <style:text-properties fo:color="#ff5429" loext:opacity="100%" style:font-name="Segoe UI" fo:font-size="11pt" fo:font-weight="bold" officeooo:rsid="000d473f" style:font-size-asian="11pt" style:font-weight-asian="bold" style:font-size-complex="11pt" style:font-weight-complex="bold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paragraph-properties fo:margin-top="0cm" fo:margin-bottom="0cm" style:contextual-spacing="false"/>
    </style:style>
    <style:style style:name="P15" style:family="paragraph" style:parent-style-name="Text_20_body" style:list-style-name="L5"/>
    <style:style style:name="P16" style:family="paragraph" style:parent-style-name="Text_20_body" style:list-style-name="L5">
      <style:paragraph-properties fo:margin-top="0cm" fo:margin-bottom="0cm" style:contextual-spacing="false"/>
    </style:style>
    <style:style style:name="P17" style:family="paragraph" style:parent-style-name="Text_20_body" style:list-style-name="L6"/>
    <style:style style:name="T1" style:family="text">
      <style:text-properties style:font-name="Segoe UI" fo:font-size="11pt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kontaktSupporter Hilfe</text:h>
      <text:h text:style-name="Heading_20_1" text:outline-level="1"><text:bookmark text:name="kontaktsupporter"/>kontaktSupporter</text:h>
      <text:h text:style-name="Heading_20_3" text:outline-level="3"><text:bookmark text:name="status-alpha-aber-schon-benutzbar"/>Status: Alpha, aber schon benutzbar!</text:h>
      <text:h text:style-name="Heading_20_4" text:outline-level="4"><text:bookmark text:name="description"/>Description</text:h>
      <text:p text:style-name="Text_20_body">Eine App um eMails zu senden, die oft mit geringfügig geänderten Inhalten verschickt werden müssen.<text:line-break/>Als Mail-Inhalte sind möglich:</text:p>
      <text:list text:style-name="L4">
        <text:list-item>
          <text:p text:style-name="P14">reine Textdateien (Dateiendung ".txt") </text:p>
        </text:list-item>
        <text:list-item>
          <text:p text:style-name="P13">alle anderen Formate, sofern ein Programm zum öffnen diese Formats installiert ist,<text:line-break/>welches die Windows-üblichen Hotkeys (s.u.) unterstützt.<text:line-break/>Dazu wird das entsprechende Programm kurz geöffnet um die Daten in die Zwischenablage zu kopieren. </text:p>
        </text:list-item>
      </text:list>
      <text:p text:style-name="Text_20_body">Zum Senden wird das Standard eMail-Programm verwendet.<text:line-break/>Es muß mit "mailto://" verknüpft sein und die Windows-üblichen Hotkeys (s.u.) unterstützen.</text:p>
      <text:p text:style-name="Text_20_body">Arbeitsdateien (Mail-Inhalte, Datei "ksGesendet.txt" usw.) werden zum Bearbeiten mit dem Standard Texteditor (der mit der ".txt"-Endung verknüpft ist) geöffnet.<text:line-break/>Siehe <text:a xlink:type="simple" xlink:href="https://techmixx.de/windows-10-dateiendung-einem-programm-zuordnen/" text:style-name="Internet_20_link" text:visited-style-name="Visited_20_Internet_20_Link">Windows 10: Dateiendung einem Programm zuordnen</text:a></text:p>
      <text:p text:style-name="Text_20_body">Die App funktioniert so, als ob ein Benutzer die Eingaben macht, nur schneller.<text:line-break/>Während die App arbeitet dürfen daher die Fenster (z. B. des eMailprogramms) nicht geschlossen werden,<text:line-break/>oder andere Programme gestartet werden, die das Fenster überdecken würden.<text:line-break/>Dadurch wird die App sehr universell verwendbar, lässt aber leicht "bei der Arbeit" stören.</text:p>
      <text:h text:style-name="Heading_20_4" text:outline-level="4"><text:bookmark text:name="windows-übliche-hotkeys"/>Windows-übliche Hotkey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Hotkey-Tasten</text:p>
            </table:table-cell>
            <table:table-cell table:style-name="Table1.A1" office:value-type="string">
              <text:p text:style-name="Table_20_Heading">Funktion</text:p>
            </table:table-cell>
          </table:table-row>
        </table:table-header-rows>
        <table:table-row>
          <table:table-cell table:style-name="Table1.A1" office:value-type="string">
            <text:p text:style-name="Table_20_Contents">[Strg] + [a]</text:p>
          </table:table-cell>
          <table:table-cell table:style-name="Table1.A1" office:value-type="string">
            <text:p text:style-name="Table_20_Contents">Alles markieren</text:p>
          </table:table-cell>
        </table:table-row>
        <table:table-row>
          <table:table-cell table:style-name="Table1.A1" office:value-type="string">
            <text:p text:style-name="Table_20_Contents">[Strg] + [c]</text:p>
          </table:table-cell>
          <table:table-cell table:style-name="Table1.A1" office:value-type="string">
            <text:p text:style-name="Table_20_Contents">Kopieren</text:p>
          </table:table-cell>
        </table:table-row>
        <table:table-row>
          <table:table-cell table:style-name="Table1.A1" office:value-type="string">
            <text:p text:style-name="Table_20_Contents">[Strg] + [v]</text:p>
          </table:table-cell>
          <table:table-cell table:style-name="Table1.A1" office:value-type="string">
            <text:p text:style-name="Table_20_Contents">Einfügen</text:p>
          </table:table-cell>
        </table:table-row>
        <table:table-row>
          <table:table-cell table:style-name="Table1.A1" office:value-type="string">
            <text:p text:style-name="Table_20_Contents">[Strg] + [Home]</text:p>
          </table:table-cell>
          <table:table-cell table:style-name="Table1.A1" office:value-type="string">
            <text:p text:style-name="Table_20_Contents">An den Anfang springen</text:p>
          </table:table-cell>
        </table:table-row>
      </table:table>
      <text:p text:style-name="Text_20_body">Steuerung ("Strg") wird im englischen als Control ("Ctrl") bezeichnet.</text:p>
      <text:h text:style-name="Heading_20_4" text:outline-level="4"><text:bookmark text:name="download"/>Download</text:h>
      <text:p text:style-name="Text_20_body">Zip-file:<text:line-break/><text:a xlink:type="simple" xlink:href="https://drive.google.com/drive/folders/1-3s1hP8LsYied2_2IVQyMUV1zWlcxY_r?usp=sharing" text:style-name="Internet_20_link" text:visited-style-name="Visited_20_Internet_20_Link">https://drive.google.com/drive/folders/1-3s1hP8LsYied2_2IVQyMUV1zWlcxY_r?usp=sharing</text:a></text:p>
      <text:h text:style-name="Heading_20_4" text:outline-level="4"><text:bookmark text:name="start-installation--update"/>Start installation / update:</text:h>
      <text:p text:style-name="Text_20_body">Zip-file entpacken, z.B. nach: "C:\jvrks\kontaktSupporter" .</text:p>
      <text:p text:style-name="Text_20_body">Der Ordner muß von "kontaktSupporter.exe" vom aktuellen Benutzer beschreibbar sein,<text:line-break/>also NICHT nach "C:\Program Files" bzw. nicht nach C:\Program Files (x86)" kopieren!</text:p>
      <text:h text:style-name="Heading_20_4" text:outline-level="4"><text:bookmark text:name="konfigurations-datei-configuration-file"/><text:soft-page-break/>Konfigurations-Datei (Configuration-file)</text:h>
      <text:p text:style-name="Text_20_body">Die Konfigurations-Datei "kontaktSupporter.ini", wird automatisch erstellt, falls sie nicht schon vorhanden ist.<text:line-break/>(Personalisierte Konfiguration s.u.)<text:line-break/>Typische Einträge sind: [config] font="Segoe UI"<text:line-break/>fontsize=10<text:line-break/>mainTableFileName=ksMainTable.txt<text:line-break/>bodyTextFilePath=bodyfiles<text:line-break/>sendDelay=200<text:line-break/>logfileName=ksGesendet.txt<text:line-break/>externalAppOpenDelay=4000<text:line-break/>[gui]<text:line-break/>dpiScale=96<text:line-break/>windowPosX=10<text:line-break/>windowPosY=10<text:line-break/>clientWidth=754<text:line-break/>clientHeight=477</text:p>
      <text:p text:style-name="Text_20_body">Die Einträge sind eigentlich selbsterklärend.<text:line-break/>"externalAppOpenDelay=4000" bedeutet, es wird der verwendeten eMail-App 3000ms (= 3 Sekunden) Zeit zum Öffnen gegeben.<text:line-break/>Wird auch für das Öffnen externer Programme (um Daten zu holen) verwendet.<text:line-break/>Ist der PC sehr langsam, muß dieser Wert erhöht werden.<text:line-break/>Die Übertragung der Textes in das eMail-Programm erfolgt Zeilenweise, "sendDelay=200" bedeutet,<text:line-break/>das nach jeder Zeile 200 Millisekunden gewartet wird, damit sich das eMail-Programm nicht "verschluckt".<text:line-break/>Ist der PC sehr langsam, muß dieser Wert erhöht werden.<text:line-break/>"bodyTextFilePath" ist der Name des Ordners.<text:line-break/>Nach manuellen Änderungen eines Wertes muss die App neu gestartet werden.</text:p>
      <text:p text:style-name="Text_20_body">Die Einträge im Abschnitt [gui] werden von der App zum Speichern der Positionsdaten des App-Fensters verwendet.</text:p>
      <text:h text:style-name="Heading_20_4" text:outline-level="4"><text:bookmark text:name="personalisierte-konfiguration"/>Personalisierte Konfiguration:</text:h>
      <text:p text:style-name="Text_20_body">Alternativ kann als Dateiname der Konfigurations-Datei ein Name verwendet werden, der wie folgt aufgebaut ist:<text:line-break/>"<text:span text:style-name="Emphasis">kontaktsupporter</text:span>.ini".<text:line-break/>(Diese Konfigurations-Datei wird vorrangig ausgewertet.)</text:p>
      <text:list text:style-name="L5">
        <text:list-item>
          <text:p text:style-name="P16">NUTZERNAME ist der Name des aktuellen Windows-Nutzers. </text:p>
        </text:list-item>
        <text:list-item>
          <text:p text:style-name="P16">Bitte die Unterstriche vor und hinter "kontaktsupporter" beachten. </text:p>
        </text:list-item>
        <text:list-item>
          <text:p text:style-name="P16">Der Dateityp muß ".ini" sein. </text:p>
        </text:list-item>
        <text:list-item>
          <text:p text:style-name="P16">Es muß eine ANSI oder eine UTF-8 kodierte Datei sein, also eine reine Textdatei. </text:p>
        </text:list-item>
        <text:list-item>
          <text:p text:style-name="P15">Als "mainTableFileName" kann ein beliebiger aber gültiger Dateiname verwendet werden,<text:line-break/>es empfiehlt sich aber dann <text:span text:style-name="Emphasis">ksMainTable</text:span>.txt zu verwenden,<text:line-break/>gleiches gilt für den Ordnerpfad "bodyTextFilePath", empfohlen ist dann "<text:span text:style-name="Emphasis">bodyfiles</text:span>". </text:p>
        </text:list-item>
      </text:list>
      <text:h text:style-name="Heading_20_4" text:outline-level="4"><text:bookmark text:name="sourcecode"/><text:soft-page-break/>Sourcecode</text:h>
      <text:p text:style-name="Text_20_body">Es ist ein Autohotkey V2 Script: "kontaktSupporter.ahk"</text:p>
      <text:h text:style-name="Heading_20_4" text:outline-level="4"><text:bookmark text:name="startparameter"/>Startparameter</text:h>
      <text:list text:style-name="L6">
        <text:list-item>
          <text:p text:style-name="P17"><text:span text:style-name="Strong_20_Emphasis">remove</text:span>, removes "kontaktSupporter.exe" from memory. </text:p>
        </text:list-item>
      </text:list>
      <text:h text:style-name="Heading_20_4" text:outline-level="4"><text:bookmark text:name="letzte-änderungen"/>Letzte Änderungen: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Version (&gt;=)</text:p>
            </table:table-cell>
            <table:table-cell table:style-name="Table2.A1" office:value-type="string">
              <text:p text:style-name="Table_20_Heading">Change</text:p>
            </table:table-cell>
          </table:table-row>
        </table:table-header-rows>
        <table:table-row>
          <table:table-cell table:style-name="Table2.A1" office:value-type="string">
            <text:p text:style-name="Table_20_Contents">0.014</text:p>
          </table:table-cell>
          <table:table-cell table:style-name="Table2.A1" office:value-type="string">
            <text:p text:style-name="Table_20_Contents">Unterstützung beliebiger Datei-Formate</text:p>
          </table:table-cell>
        </table:table-row>
        <table:table-row>
          <table:table-cell table:style-name="Table2.A1" office:value-type="string">
            <text:p text:style-name="Table_20_Contents">0.012</text:p>
          </table:table-cell>
          <table:table-cell table:style-name="Table2.A1" office:value-type="string">
            <text:p text:style-name="Table_20_Contents">Unterstützung beliebiger eMail-Programme</text:p>
          </table:table-cell>
        </table:table-row>
        <table:table-row>
          <table:table-cell table:style-name="Table2.A1" office:value-type="string">
            <text:p text:style-name="Table_20_Contents">0.011</text:p>
          </table:table-cell>
          <table:table-cell table:style-name="Table2.A1" office:value-type="string">
            <text:p text:style-name="Table_20_Contents">Gui-Fenster flexibel, Größe/Position werden gespeichert</text:p>
          </table:table-cell>
        </table:table-row>
        <table:table-row>
          <table:table-cell table:style-name="Table2.A1" office:value-type="string">
            <text:p text:style-name="Table_20_Contents">0.010</text:p>
          </table:table-cell>
          <table:table-cell table:style-name="Table2.A1" office:value-type="string">
            <text:p text:style-name="Table_20_Contents">Alpha Version</text:p>
          </table:table-cell>
        </table:table-row>
        <table:table-row>
          <table:table-cell table:style-name="Table2.A1" office:value-type="string">
            <text:p text:style-name="Table_20_Contents">0.001</text:p>
          </table:table-cell>
          <table:table-cell table:style-name="Table2.A1" office:value-type="string">
            <text:p text:style-name="Table_20_Contents">under construction</text:p>
          </table:table-cell>
        </table:table-row>
      </table:table>
      <text:h text:style-name="Heading_20_4" text:outline-level="4"><text:bookmark text:name="bekannte-fehler--bugs"/>Bekannte Fehler / Bug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Fehler / Bug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A1" office:value-type="string">
              <text:p text:style-name="Table_20_Heading">behoben in version</text:p>
            </table:table-cell>
          </table:table-row>
        </table:table-header-rows>
      </table:table>
      <text:h text:style-name="Heading_20_4" text:outline-level="4"><text:bookmark text:name="license-mit"/>License: MIT</text:h>
      <text:p text:style-name="Text_20_body">Permission is hereby granted, free of charge,<text:line-break/>to any person obtaining a copy of this software and associated documentation files (the "Software"),<text:line-break/>to deal in the Software without restriction,<text:line-break/>including without limitation the rights to use,<text:line-break/>copy, modify, merge, publish, distribute, sub license, and/or sell copies of the Software,<text:line-break/>and to permit persons to whom the Software is furnished to do so, subject to the following conditions:</text:p>
      <text:p text:style-name="Text_20_body">The above copyright notice and this permission notice shall be included in all copies<text:line-break/>or substantial portions of the Software.</text:p>
      <text:p text:style-name="Text_20_body">THE SOFTWARE IS PROVIDED "AS IS", WITHOUT WARRANTY OF ANY KIND,<text:line-break/>EXPRESS OR IMPLIED, INCLUDING BUT NOT LIMITED TO THE WARRANTIES OF MERCHANTABILITY,<text:line-break/>FITNESS FOR A PARTICULAR PURPOSE AND NONINFRINGEMENT.<text:line-break/>IN NO EVENT SHALL THE AUTHORS OR COPYRIGHT HOLDERS BE LIABLE FOR ANY CLAIM,<text:line-break/>DAMAGES OR OTHER LIABILITY, WHETHER IN AN ACTION OF CONTRACT,<text:line-break/>TORT OR OTHERWISE, ARISING FROM, OUT OF OR IN CONNECTION WITH THE SOFTWARE<text:line-break/>OR THE USE OR OTHER DEALINGS IN THE SOFTWARE.</text:p>
      <text:p text:style-name="Text_20_body">Copyright (c) 2024 J. v. Roos</text:p>
      <text:p text:style-name="Text_20_body">Other parts License</text:p>
      <text:p text:style-name="Text_20_body"><text:bookmark text:name="virusscan"/>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consolata Condensed Medium" svg:font-family="'Inconsolata Condensed Medium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4:55:46.165000000</meta:creation-date>
    <dc:date>2024-01-20T16:05:27.031000000</dc:date>
    <meta:editing-duration>PT4M48S</meta:editing-duration>
    <meta:editing-cycles>4</meta:editing-cycles>
    <meta:generator>LibreOffice/7.5.4.2$Windows_X86_64 LibreOffice_project/36ccfdc35048b057fd9854c757a8b67ec53977b6</meta:generator>
    <meta:document-statistic meta:table-count="3" meta:image-count="0" meta:object-count="0" meta:page-count="3" meta:paragraph-count="65" meta:word-count="692" meta:character-count="5201" meta:non-whitespace-character-count="4574"/>
  </office:meta>
</office:document-meta>
</file>